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josh@123;;''@@ke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09-10T15:04:00Z</meta:creation-date>
    <dc:date>2024-09-10T15:04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8" meta:row-count="1" meta:non-whitespace-character-count="17"/>
  </office:meta>
</office:document-meta>
</file>